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left="1.752cm" fo:margin-right="0cm" fo:text-align="justify" style:justify-single-word="false" fo:text-indent="-0.501cm" style:auto-text-indent="false">
        <style:tab-stops>
          <style:tab-stop style:position="1.501cm"/>
        </style:tab-stops>
      </style:paragraph-properties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7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ru" fo:country="RU"/>
    </style:style>
    <style:style style:name="T5" style:family="text">
      <style:text-properties officeooo:rsid="000c0f7f"/>
    </style:style>
    <style:style style:name="T6" style:family="text">
      <style:text-properties officeooo:rsid="000ee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oBack"/><text:tab/><text:tab/><text:tab/><text:tab/><text:tab/><text:tab/><text:tab/>ДО</text:p>
      <text:p text:style-name="P3"/>
      <text:p text:style-name="P3"><text:tab/><text:tab/><text:tab/><text:tab/><text:tab/><text:tab/><text:tab/>проф. д-р Владимир Василев Монов</text:p>
      <text:p text:style-name="P3"><text:tab/><text:tab/><text:tab/><text:tab/><text:tab/><text:tab/><text:tab/>ИИКТ-БАН</text:p>
      <text:p text:style-name="P3"><text:tab/><text:tab/><text:tab/><text:tab/><text:tab/><text:tab/><text:tab/>гр. София</text:p>
      <text:p text:style-name="Standard"/>
      <text:p text:style-name="Standard"/>
      <text:p text:style-name="Standard"/>
      <text:p text:style-name="Standard"/>
      <text:p text:style-name="P4">З А Я В Л Е Н И Е</text:p>
      <text:p text:style-name="P4">от</text:p>
      <text:p text:style-name="P1"><text:span text:style-name="T1">инж. Петър Росенов Томов</text:span></text:p>
      <text:p text:style-name="Standard"/>
      <text:p text:style-name="Standard"/>
      <text:p text:style-name="Standard"/>
      <text:p text:style-name="P2"><text:tab/>Съгласно чл. 28, ал. 1 от ППЗРАСРБ, Ви представям дисертацията си „Прогнозиране на времеви редове с изкуствени невронни мрежи“ за придобиване на образователната и научна степен “доктор” по докторска програма 02.07.20 „Комуникационни мрежи и системи“, професионално направление 5.3 „Комуникационна и компютърна техника“.</text:p>
      <text:p text:style-name="P2"/>
      <text:p text:style-name="P2"><text:tab/>Прилагам:</text:p>
      <text:p text:style-name="P5"><text:span text:style-name="T2">1</text:span>. дисертация с подписана декларация за оригиналност;</text:p>
      <text:p text:style-name="P6"><text:span text:style-name="T2">2</text:span>. автореферат на български;</text:p>
      <text:p text:style-name="P6"><text:span text:style-name="T2">3</text:span>. автореферат на английски;</text:p>
      <text:p text:style-name="P5"><text:span text:style-name="T2">4</text:span>. копие от заповед за отчисляване с право на защита;</text:p>
      <text:p text:style-name="P6"><text:span text:style-name="T2">5</text:span>. списък на отпечатани научни публикации по темата на дисертацията;</text:p>
      <text:p text:style-name="P6"><text:span text:style-name="T2">6</text:span>. копия на отпечатаните научни публикации по темата на дисертацията<text:span text:style-name="T4">;</text:span></text:p>
      <text:p text:style-name="P5"><text:span text:style-name="T2">7</text:span>. справка за изпълнението на минималните изисквания (по проф. напр. <text:span text:style-name="T5">5</text:span>).</text:p>
      <text:p text:style-name="P2"/>
      <text:p text:style-name="P2"/>
      <text:p text:style-name="P2"/>
      <text:p text:style-name="P2">София, ______________ г.</text:p>
      <text:p text:style-name="P2"/>
      <text:p text:style-name="P2"><text:tab/><text:tab/><text:tab/><text:tab/><text:tab/><text:tab/><text:tab/>С уважение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bg" fo:country="BG" style:font-size-asian="12pt" style:language-asian="bg" style:country-asian="BG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АНТОВА</meta:initial-creator>
    <dc:creator>Todor Balabanov</dc:creator>
    <meta:editing-cycles>9</meta:editing-cycles>
    <meta:print-date>2011-06-09T11:05:00</meta:print-date>
    <meta:creation-date>2021-05-21T08:32:00</meta:creation-date>
    <dc:date>2022-02-23T12:00:53.501230414</dc:date>
    <meta:editing-duration>PT8M11S</meta:editing-duration>
    <meta:generator>LibreOffice/7.1.8.1$MacOSX_X86_64 LibreOffice_project/e1f30c802c3269a1d052614453f260e49458c82c</meta:generator>
    <meta:document-statistic meta:table-count="0" meta:image-count="0" meta:object-count="0" meta:page-count="1" meta:paragraph-count="18" meta:word-count="127" meta:character-count="865" meta:non-whitespace-character-count="719"/>
    <meta:user-defined meta:name="AppVersion">16.0000</meta:user-defined>
    <meta:user-defined meta:name="Company">ИККС-БАН</meta:user-defined>
    <meta:template xlink:type="simple" xlink:actuate="onRequest" xlink:title="Normal" xlink:href=""/>
  </office:meta>
</office:document-meta>
</file>